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7.571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-0.9cm" fo:margin-right="1.7cm" fo:text-align="center" fo:text-indent="1.9cm" style:writing-mode="lr-tb"/>
      <style:text-properties fo:color="#fafafa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afafa" loext:opacity="100%" fo:font-size="80pt" style:text-underline-style="solid" style:text-underline-width="auto" style:text-underline-color="font-color" fo:font-weight="bold" style:font-size-asian="80pt" style:font-weight-asian="bold" style:font-size-complex="80pt" style:font-weight-complex="bold"/>
    </style:style>
    <style:style style:name="T2" style:family="text">
      <style:text-properties fo:color="#fafafa" loext:opacity="100%" fo:font-size="96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3" draw:layer="layout" svg:width="22.25cm" svg:height="7.821cm" svg:x="1.375cm" svg:y="3.581cm">
          <draw:text-box>
            <text:p text:style-name="P2"><text:span text:style-name="T1">POMODOROS:</text:span></text:p>
            <text:p text:style-name="P2"><text:span text:style-name="T2">29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14T22:56:48.683532663</dc:date>
    <meta:editing-duration>PT2H3M</meta:editing-duration>
    <meta:editing-cycles>18</meta:editing-cycles>
    <meta:generator>LibreOffice/7.0.6.2$Linux_X86_64 LibreOffice_project/00$Build-2</meta:generator>
    <meta:document-statistic meta:object-count="2"/>
  </office:meta>
</office:document-meta>
</file>